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90000020A607FD4940AA8CD4E.png" manifest:media-type="image/png"/>
  <manifest:file-entry manifest:full-path="Pictures/100002010000031400000314817945BB0FA1D5EA.png" manifest:media-type="image/png"/>
  <manifest:file-entry manifest:full-path="Pictures/10000201000003140000031467E5E989ED0A06B6.png" manifest:media-type="image/png"/>
  <manifest:file-entry manifest:full-path="Pictures/1000020100000314000003149B236154756D3E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26.5cm"/>
    </style:style>
    <style:style style:name="pr1" style:family="presentation" style:parent-style-name="Обычный-notes">
      <style:graphic-properties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ff"/>
    </style:style>
    <style:style style:name="P3" style:family="paragraph">
      <loext:graphic-properties draw:fill="none" draw:fill-color="#ffffff"/>
      <style:text-properties fo:color="#ffffff"/>
    </style:style>
    <style:style style:name="P4" style:family="paragraph">
      <style:paragraph-properties fo:text-align="en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8.263cm" svg:height="8.18cm" svg:x="0.537cm" svg:y="4.91cm">
          <draw:image xlink:href="Pictures/100002010000031400000314817945BB0FA1D5EA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4.99cm" svg:x="21.6cm" svg:y="0.41cm">
          <draw:image xlink:href="Pictures/1000020100000314000003149B236154756D3E04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4.99cm" svg:x="21.6cm" svg:y="12.6cm">
          <draw:image xlink:href="Pictures/10000201000003140000031467E5E989ED0A06B6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4.99cm" svg:x="21.6cm" svg:y="6.505cm">
          <draw:image xlink:href="Pictures/1000020100000314000003149B236154756D3E04.png" xlink:type="simple" xlink:show="embed" xlink:actuate="onLoad" loext:mime-type="image/png">
            <text:p/>
          </draw:image>
        </draw:frame>
        <draw:frame draw:style-name="gr2" draw:text-style-name="P3" draw:layer="layout" svg:width="11.2cm" svg:height="0.962cm" svg:x="0.4cm" svg:y="13.638cm">
          <draw:text-box>
            <text:p text:style-name="P2">0b11111111111111111111111111111111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4" draw:text-style-name="P4" draw:layer="layout" svg:width="26.395cm" svg:height="13.12cm" svg:x="0.303cm" svg:y="4.2cm">
          <draw:image xlink:href="Pictures/10000201000004190000020A607FD4940AA8CD4E.png" xlink:type="simple" xlink:show="embed" xlink:actuate="onLoad" loext:mime-type="image/png">
            <text:p/>
          </draw:image>
        </draw:frame>
        <draw:custom-shape draw:style-name="gr5" draw:text-style-name="P6" draw:layer="layout" svg:width="27cm" svg:height="2cm" svg:x="0cm" svg:y="0cm">
          <text:p text:style-name="P5"><text:span text:style-name="T1">Диаграмма получения ЖЕРТВ и ДОСТУПНЫХ</text:span><text:span text:style-name="T1"><text:line-break/></text:span><text:span text:style-name="T1">в направлении СВ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54cm" fo:margin-bottom="0cm" fo:text-indent="0cm"/>
      <style:text-properties fo:font-size="31.8999996185303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39cm" fo:margin-bottom="0cm" fo:text-indent="0cm"/>
      <style:text-properties fo:font-size="27.3999996185303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24cm" fo:margin-bottom="0cm" fo:text-indent="0cm"/>
      <style:text-properties fo:font-size="22.799999237060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Обычный-backgroundobjects">
      <style:graphic-properties draw:auto-grow-height="false" fo:min-height="1.086cm"/>
    </style:style>
    <style:style style:name="Mpr2" style:family="presentation" style:parent-style-name="Обычный-backgroundobjects">
      <style:graphic-properties draw:auto-grow-height="false" fo:min-height="1.485cm"/>
    </style:style>
    <style:style style:name="Mpr3" style:family="presentation" style:parent-style-name="Обычный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4.298cm" svg:height="3.006cm" svg:x="1.349cm" svg:y="0.716cm" presentation:class="title" presentation:placeholder="true">
        <draw:text-box/>
      </draw:frame>
      <draw:frame presentation:style-name="Обычный-outline1" draw:layer="backgroundobjects" svg:width="24.298cm" svg:height="10.438cm" svg:x="1.349cm" svg:y="4.208cm" presentation:class="outline" presentation:placeholder="true">
        <draw:text-box/>
      </draw:frame>
      <draw:frame presentation:style-name="Mpr1" draw:text-style-name="MP1" draw:layer="backgroundobjects" svg:width="6.288cm" svg:height="1.239cm" svg:x="1.347cm" svg:y="16.39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39cm" svg:x="9.232cm" svg:y="16.39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88cm" svg:height="1.239cm" svg:x="19.357cm" svg:y="16.395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22:55:53.011936214</meta:creation-date>
    <meta:editing-duration>PT13H27M25S</meta:editing-duration>
    <meta:editing-cycles>6</meta:editing-cycles>
    <meta:generator>LibreOffice/6.1.2.1$Linux_X86_64 LibreOffice_project/10$Build-1</meta:generator>
    <meta:initial-creator>Виктор Юрьевич Шахов</meta:initial-creator>
    <dc:date>2018-10-22T13:32:06.529981607</dc:date>
    <dc:creator>Виктор Юрьевич Шахов</dc:creator>
    <meta:document-statistic meta:object-count="32"/>
  </office:meta>
</office:document-meta>
</file>